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Test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title>OpenOffice::OODoc Text Template</dc:title>
    <dc:subject>Template for the Perl Open Document Connector</dc:subject>
    <meta:creation-date>2024-04-10T17:36:18.22</meta:creation-date>
    <meta:editing-cycles>2</meta:editing-cycles>
    <meta:editing-duration>PT1M3S</meta:editing-duration>
    <meta:document-statistic meta:table-count="0" meta:image-count="0" meta:object-count="0" meta:page-count="1" meta:paragraph-count="1" meta:word-count="1" meta:character-count="7"/>
    <dc:date>2024-04-10T17:37:17.10</dc:date>
  </office:meta>
</office:document-meta>
</file>